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color="#008000" fo:font-size="14pt" style:font-size-asian="14pt" style:font-size-complex="14pt"/>
    </style:style>
    <style:style style:name="P2" style:family="paragraph">
      <style:paragraph-properties fo:text-align="center"/>
      <style:text-properties fo:color="#008000"/>
    </style:style>
    <style:style style:name="P3" style:family="paragraph">
      <style:paragraph-properties fo:text-align="center"/>
    </style:style>
    <style:style style:name="T1" style:family="text">
      <style:text-properties fo:color="#008000"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1.27cm" svg:x="11.795cm" svg:y="1cm">
          <text:p text:style-name="P1"><text:span text:style-name="T1">Node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3.81cm" svg:x="1cm" svg:y="3.54cm">
          <text:p text:style-name="P1"><text:span text:style-name="T1">NodeDeclaration</text:span></text:p>
          <text:p text:style-name="P1"><text:span text:style-name="T2">Name: “</text:span><text:span text:style-name="T3">xml</text:span><text:span text:style-name="T2">”</text:span></text:p>
          <text:p text:style-name="P1"><text:span text:style-name="T2"/></text:p>
          <text:p text:style-name="P1"><text:span text:style-name="T2">Attribute Name: “</text:span><text:span text:style-name="T3">version</text:span><text:span text:style-name="T2">”</text:span></text:p>
          <text:p text:style-name="P1"><text:span text:style-name="T2">Attribute Value: “</text:span><text:span text:style-name="T3">1.0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985cm" svg:height="3.175cm" svg:x="8.62cm" svg:y="3.54cm">
          <text:p text:style-name="P1"><text:span text:style-name="T1">NodeElement</text:span></text:p>
          <text:p text:style-name="P1"><text:span text:style-name="T2">Name: “</text:span><text:span text:style-name="T3">mesh</text:span><text:span text:style-name="T2">”</text:span></text:p>
          <text:p text:style-name="P1"><text:span text:style-name="T2"/></text:p>
          <text:p text:style-name="P1"><text:span text:style-name="T2">Attribute Name: “</text:span><text:span text:style-name="T3">mesh</text:span><text:span text:style-name="T2">”</text:span></text:p>
          <text:p text:style-name="P1"><text:span text:style-name="T2">Attribute Value: “</text:span><text:span text:style-name="T3">mesh_root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62cm" svg:height="2.54cm" svg:x="21.32cm" svg:y="3.54cm">
          <text:p text:style-name="P1"><text:span text:style-name="T1">NodePi</text:span></text:p>
          <text:p text:style-name="P1"><text:span text:style-name="T2">Name: “</text:span><text:span text:style-name="T3">include</text:span><text:span text:style-name="T2">”</text:span></text:p>
          <text:p text:style-name="P1"><text:span text:style-name="T2">Value: “</text:span><text:span text:style-name="T3">somedata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08cm" svg:height="1.27cm" svg:x="14.335cm" svg:y="9.89cm">
          <text:p text:style-name="P2"><text:span text:style-name="T4">Node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08cm" svg:height="1.27cm" svg:x="21.32cm" svg:y="8.62cm">
          <text:p text:style-name="P2"><text:span text:style-name="T4">Node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5.08cm" svg:height="1.27cm" svg:x="21.32cm" svg:y="13.065cm">
          <text:p text:style-name="P2"><text:span text:style-name="T4">Node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715cm" svg:height="1.905cm" svg:x="1.635cm" svg:y="9.255cm">
          <text:p text:style-name="P1"><text:span text:style-name="T1">NodePi</text:span></text:p>
          <text:p text:style-name="P1"><text:span text:style-name="T2">Name: “</text:span><text:span text:style-name="T3">include</text:span><text:span text:style-name="T2">”</text:span></text:p>
          <text:p text:style-name="P1"><text:span text:style-name="T2">Value: “</text:span><text:span text:style-name="T3">somedata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08cm" svg:height="1.27cm" svg:x="2.27cm" svg:y="12.43cm">
          <text:p text:style-name="P2"><text:span text:style-name="T4">Node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08cm" svg:height="1.27cm" svg:x="2.27cm" svg:y="14.97cm">
          <text:p text:style-name="P2"><text:span text:style-name="T4">Node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08cm" svg:height="1.27cm" svg:x="2.27cm" svg:y="17.51cm">
          <text:p text:style-name="P2"><text:span text:style-name="T4">NodeDocumen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335cm" svg:y1="2.27cm" svg:x2="4.175cm" svg:y2="3.54cm" draw:start-shape="id1" draw:start-glue-point="2" draw:end-shape="id2" svg:d="m14335 2270v635h-10160v635">
          <text:p/>
        </draw:connector>
        <draw:connector draw:style-name="gr2" draw:text-style-name="P3" draw:layer="layout" svg:x1="14.335cm" svg:y1="2.27cm" svg:x2="12.112cm" svg:y2="3.54cm" draw:start-shape="id1" draw:start-glue-point="2" draw:end-shape="id3" draw:end-glue-point="0" svg:d="m14335 2270v635h-2223v635">
          <text:p/>
        </draw:connector>
        <draw:connector draw:style-name="gr2" draw:text-style-name="P3" draw:layer="layout" svg:x1="14.335cm" svg:y1="2.27cm" svg:x2="24.13cm" svg:y2="3.54cm" draw:start-shape="id1" draw:start-glue-point="2" draw:end-shape="id4" draw:end-glue-point="0" svg:d="m14335 2270v635h9795v635">
          <text:p/>
        </draw:connector>
        <draw:connector draw:style-name="gr2" draw:text-style-name="P3" draw:layer="layout" draw:line-skew="1.27cm" svg:x1="12.112cm" svg:y1="6.715cm" svg:x2="4.492cm" svg:y2="9.255cm" draw:start-shape="id3" draw:start-glue-point="2" draw:end-shape="id5" draw:end-glue-point="0" svg:d="m12112 6715v2539h-7620v1">
          <text:p/>
        </draw:connector>
        <draw:connector draw:style-name="gr2" draw:text-style-name="P3" draw:layer="layout" draw:line-skew="2.54cm" svg:x1="12.112cm" svg:y1="6.715cm" svg:x2="4.81cm" svg:y2="12.43cm" draw:start-shape="id3" draw:start-glue-point="2" draw:end-shape="id6" draw:end-glue-point="0" svg:d="m12112 6715v5397h-7302v318">
          <text:p/>
        </draw:connector>
        <draw:connector draw:style-name="gr2" draw:text-style-name="P3" draw:layer="layout" draw:line-skew="3.81cm" svg:x1="12.112cm" svg:y1="6.715cm" svg:x2="4.81cm" svg:y2="14.97cm" draw:start-shape="id3" draw:start-glue-point="2" draw:end-shape="id7" svg:d="m12112 6715v7937h-7302v318">
          <text:p/>
        </draw:connector>
        <draw:connector draw:style-name="gr2" draw:text-style-name="P3" draw:layer="layout" draw:line-skew="5.08cm" svg:x1="12.112cm" svg:y1="6.715cm" svg:x2="4.81cm" svg:y2="17.51cm" draw:start-shape="id3" draw:start-glue-point="2" draw:end-shape="id8" draw:end-glue-point="0" svg:d="m12112 6715v10477h-7302v318">
          <text:p/>
        </draw:connector>
        <draw:connector draw:style-name="gr2" draw:text-style-name="P3" draw:layer="layout" svg:x1="12.112cm" svg:y1="6.715cm" svg:x2="23.86cm" svg:y2="8.62cm" draw:start-shape="id3" draw:start-glue-point="2" draw:end-shape="id9" draw:end-glue-point="0" svg:d="m12112 6715v952h11748v953">
          <text:p/>
        </draw:connector>
        <draw:connector draw:style-name="gr2" draw:text-style-name="P3" draw:layer="layout" svg:x1="12.112cm" svg:y1="6.715cm" svg:x2="16.875cm" svg:y2="9.89cm" draw:start-shape="id3" draw:start-glue-point="2" draw:end-shape="id10" draw:end-glue-point="0" svg:d="m12112 6715v1587h4763v1588">
          <text:p/>
        </draw:connector>
        <draw:connector draw:style-name="gr2" draw:text-style-name="P3" draw:layer="layout" svg:x1="23.86cm" svg:y1="9.89cm" svg:x2="23.86cm" svg:y2="13.065cm" draw:start-shape="id9" draw:start-glue-point="2" draw:end-shape="id11" draw:end-glue-point="0" svg:d="m23860 9890v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qeaky </meta:initial-creator>
    <meta:creation-date>2011-08-02T19:19:04</meta:creation-date>
    <dc:date>2011-08-02T19:32:30</dc:date>
    <dc:creator>Sqeaky </dc:creator>
    <meta:editing-duration>PT13M26S</meta:editing-duration>
    <meta:editing-cycles>1</meta:editing-cycles>
    <meta:generator>LibreOffice/3.3$Unix LibreOffice_project/330m19$Build-202</meta:generator>
    <meta:document-statistic meta:object-count="21"/>
  </office:meta>
</office:document-meta>
</file>